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7.0602in" style:type="right" style:leader-style="dotted" style:leader-text="."/>
        </style:tab-stops>
      </style:paragraph-properties>
    </style:style>
    <style:style style:name="P39" style:family="paragraph" style:parent-style-name="Contents_20_2">
      <style:paragraph-properties>
        <style:tab-stops>
          <style:tab-stop style:position="6.8839in" style:type="right"/>
        </style:tab-stops>
      </style:paragraph-properties>
    </style:style>
    <style:style style:name="P40" style:family="paragraph" style:parent-style-name="Index_20_1">
      <style:paragraph-properties>
        <style:tab-stops>
          <style:tab-stop style:position="7.0807in" style:type="right"/>
        </style:tab-stops>
      </style:paragraph-properties>
    </style:style>
    <style:style style:name="P41" style:family="paragraph" style:parent-style-name="Index_20_Separator">
      <style:paragraph-properties>
        <style:tab-stops/>
      </style:paragraph-properties>
    </style:style>
    <style:style style:name="P42" style:family="paragraph" style:parent-style-name="Text_20_body" style:master-page-name="Standard">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paragraph-properties fo:text-align="justify" style:justify-single-word="false"/>
    </style:style>
    <style:style style:name="P46" style:family="paragraph" style:parent-style-name="Text_20_body" style:list-style-name="L3">
      <style:paragraph-properties fo:text-align="justify" style:justify-single-word="false"/>
    </style:style>
    <style:style style:name="P47" style:family="paragraph" style:parent-style-name="Text_20_body" style:list-style-name="L5">
      <style:paragraph-properties fo:text-align="justify" style:justify-single-word="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10">
      <style:paragraph-properties fo:text-align="justify" style:justify-single-word="false"/>
    </style:style>
    <style:style style:name="P51" style:family="paragraph" style:parent-style-name="Text_20_body" style:list-style-name="L11">
      <style:paragraph-properties fo:text-align="justify" style:justify-single-word="false"/>
    </style:style>
    <style:style style:name="P52" style:family="paragraph" style:parent-style-name="Text_20_body" style:list-style-name="L12">
      <style:paragraph-properties fo:text-align="justify" style:justify-single-word="false"/>
    </style:style>
    <style:style style:name="P53" style:family="paragraph" style:parent-style-name="Text_20_body" style:list-style-name="L13">
      <style:paragraph-properties fo:text-align="justify" style:justify-single-word="false"/>
    </style:style>
    <style:style style:name="P54" style:family="paragraph" style:parent-style-name="Text_20_body" style:list-style-name="L14">
      <style:paragraph-properties fo:text-align="justify" style:justify-single-word="false"/>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8,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37">Table of Contents</text:p>
          </text:index-title>
          <text:p text:style-name="P38">The MIT License (MIT).<text:tab/>5</text:p>
          <text:p text:style-name="P38">Introduction<text:tab/>6</text:p>
          <text:p text:style-name="P39">About the name fOOrth<text:tab/>6</text:p>
          <text:p text:style-name="P39">How fOOrth came to be<text:tab/>6</text:p>
          <text:p text:style-name="P39">Goals and Principles<text:tab/>7</text:p>
          <text:p text:style-name="P39">Report Card<text:tab/>8</text:p>
          <text:p text:style-name="P39">Special Note of Thanks<text:tab/>9</text:p>
          <text:p text:style-name="P38">Installation<text:tab/>10</text:p>
          <text:p text:style-name="P39">Ruby<text:tab/>10</text:p>
          <text:p text:style-name="P39">fOOrth<text:tab/>10</text:p>
          <text:p text:style-name="P39">Running fOOrth<text:tab/>11</text:p>
          <text:p text:style-name="P39">Source Archive<text:tab/>11</text:p>
          <text:p text:style-name="P38">First Steps<text:tab/>12</text:p>
          <text:p text:style-name="P38">The Syntax and Style of fOOrth<text:tab/>14</text:p>
          <text:p text:style-name="P39">Syntax<text:tab/>14</text:p>
          <text:p text:style-name="P39">Spaces<text:tab/>14</text:p>
          <text:p text:style-name="P39">Comments<text:tab/>14</text:p>
          <text:p text:style-name="P39">String Literals<text:tab/>14</text:p>
          <text:p text:style-name="P39">Numeric Literals<text:tab/>15</text:p>
          <text:p text:style-name="P38">A fOOrth Calculator<text:tab/>16</text:p>
          <text:p text:style-name="P39">The Basics<text:tab/>16</text:p>
          <text:p text:style-name="P39">Stack Manipulation<text:tab/>17</text:p>
          <text:p text:style-name="P39">Programming<text:tab/>19</text:p>
          <text:p text:style-name="P39">Control Structures<text:tab/>20</text:p>
          <text:p text:style-name="P39">Data Memory<text:tab/>21</text:p>
          <text:p text:style-name="P38">The Class Tree<text:tab/>23</text:p>
          <text:p text:style-name="P39">A Brief Overview<text:tab/>23</text:p>
          <text:p text:style-name="P38">Method Mapping<text:tab/>25</text:p>
          <text:p text:style-name="P38">Routing<text:tab/>26</text:p>
          <text:p text:style-name="P39">Routing Internals<text:tab/>27</text:p>
          <text:p text:style-name="P38">Handling Exceptions<text:tab/>29</text:p>
          <text:p text:style-name="P39">fOOrth Native Exception Codes:<text:tab/>29</text:p>
          <text:p text:style-name="P38">Array<text:tab/>30</text:p>
          <text:p text:style-name="P39">Array Literals<text:tab/>30</text:p>
          <text:p text:style-name="P39">Class Methods<text:tab/>30</text:p>
          <text:p text:style-name="P39">Instance Methods<text:tab/>30</text:p>
          <text:p text:style-name="P39">See Also<text:tab/>30</text:p>
          <text:p text:style-name="P38">Class<text:tab/>31</text:p>
          <text:p text:style-name="P39">Instance Methods<text:tab/>31</text:p>
          <text:p text:style-name="P39">See Also<text:tab/>31</text:p>
          <text:p text:style-name="P38">Complex<text:tab/>32</text:p>
          <text:p text:style-name="P39">Complex Literals<text:tab/>32</text:p>
          <text:p text:style-name="P39">Instance Methods<text:tab/>33</text:p>
          <text:p text:style-name="P39">Instance Stubs<text:tab/>33</text:p>
          <text:p text:style-name="P39">See Also<text:tab/>33</text:p>
          <text:p text:style-name="P38">Exception<text:tab/>34</text:p>
          <text:p text:style-name="P38">FalseClass<text:tab/>35</text:p>
          <text:p text:style-name="P39">Instance Methods<text:tab/>35</text:p>
          <text:p text:style-name="P39">See Also<text:tab/>35</text:p>
          <text:p text:style-name="P38">Float<text:tab/>37</text:p>
          <text:p text:style-name="P39">Float Literals<text:tab/>37</text:p>
          <text:p text:style-name="P39">See Also<text:tab/>37</text:p>
          <text:p text:style-name="P38">Hash<text:tab/>38</text:p>
          <text:p text:style-name="P39">Hash Literals<text:tab/>38</text:p>
          <text:p text:style-name="P39">Instance Methods<text:tab/>38</text:p>
          <text:p text:style-name="P39">See Also<text:tab/>38</text:p>
          <text:p text:style-name="P38">InStream<text:tab/>39</text:p>
          <text:p text:style-name="P39">Class Methods<text:tab/>39</text:p>
          <text:p text:style-name="P39">Instance Methods<text:tab/>39</text:p>
          <text:p text:style-name="P39">See Also<text:tab/>39</text:p>
          <text:p text:style-name="P38">Integer<text:tab/>40</text:p>
          <text:p text:style-name="P39">Integer Literals<text:tab/>40</text:p>
          <text:p text:style-name="P39">Instance Methods<text:tab/>40</text:p>
          <text:p text:style-name="P39">See Also<text:tab/>40</text:p>
          <text:p text:style-name="P38">MaxNumeric<text:tab/>42</text:p>
          <text:p text:style-name="P38">MinNumeric<text:tab/>43</text:p>
          <text:p text:style-name="P38">NilClass<text:tab/>44</text:p>
          <text:p text:style-name="P39">Instance Methods<text:tab/>44</text:p>
          <text:p text:style-name="P39">See Also<text:tab/>44</text:p>
          <text:p text:style-name="P38">Numeric<text:tab/>45</text:p>
          <text:p text:style-name="P39">Instance Methods<text:tab/>45</text:p>
          <text:p text:style-name="P39">See Also<text:tab/>45</text:p>
          <text:p text:style-name="P38">Object<text:tab/>46</text:p>
          <text:p text:style-name="P39">Instance Methods<text:tab/>46</text:p>
          <text:p text:style-name="P39">See Also<text:tab/>55</text:p>
          <text:p text:style-name="P38">OutStream<text:tab/>56</text:p>
          <text:p text:style-name="P39">Class Methods<text:tab/>56</text:p>
          <text:p text:style-name="P39">Instance Methods<text:tab/>56</text:p>
          <text:p text:style-name="P39">Class Stubs<text:tab/>56</text:p>
          <text:p text:style-name="P39">See Also<text:tab/>56</text:p>
          <text:p text:style-name="P38">Procedure<text:tab/>57</text:p>
          <text:p text:style-name="P39">Procedure Literals<text:tab/>57</text:p>
          <text:p text:style-name="P39">Instance Methods<text:tab/>57</text:p>
          <text:p text:style-name="P39">See Also<text:tab/>57</text:p>
          <text:p text:style-name="P38"><text:soft-page-break/>Queue<text:tab/>58</text:p>
          <text:p text:style-name="P39">Instance Methods<text:tab/>58</text:p>
          <text:p text:style-name="P39">See Also<text:tab/>58</text:p>
          <text:p text:style-name="P38">Rational<text:tab/>59</text:p>
          <text:p text:style-name="P39">Rational Literals<text:tab/>59</text:p>
          <text:p text:style-name="P39">Instance Methods<text:tab/>59</text:p>
          <text:p text:style-name="P39">See Also<text:tab/>60</text:p>
          <text:p text:style-name="P38">Stack<text:tab/>61</text:p>
          <text:p text:style-name="P39">Instance Methods<text:tab/>61</text:p>
          <text:p text:style-name="P39">See Also<text:tab/>61</text:p>
          <text:p text:style-name="P38">String<text:tab/>62</text:p>
          <text:p text:style-name="P39">String Literals<text:tab/>62</text:p>
          <text:p text:style-name="P39">Instance Methods<text:tab/>62</text:p>
          <text:p text:style-name="P39">See Also<text:tab/>62</text:p>
          <text:p text:style-name="P38">Thread<text:tab/>63</text:p>
          <text:p text:style-name="P39">Class Methods<text:tab/>63</text:p>
          <text:p text:style-name="P39">Instance Methods<text:tab/>63</text:p>
          <text:p text:style-name="P39">See Also<text:tab/>63</text:p>
          <text:p text:style-name="P38">TrueClass<text:tab/>64</text:p>
          <text:p text:style-name="P39">See Also<text:tab/>64</text:p>
          <text:p text:style-name="P38">VirtualMachine<text:tab/>65</text:p>
          <text:p text:style-name="P39">Instance Methods<text:tab/>65</text:p>
          <text:p text:style-name="P39">Commands<text:tab/>67</text:p>
          <text:p text:style-name="P39">See Also<text:tab/>68</text:p>
          <text:p text:style-name="P38">Appendix A – Symbol Glossary<text:tab/>69</text:p>
          <text:p text:style-name="P38">Appendix B – Regular Expressions<text:tab/>71</text:p>
          <text:p text:style-name="P38">Edit History:<text:tab/>73</text:p>
        </text:index-body>
      </text:table-of-content>
      <text:p text:style-name="Text_20_body"/>
      <text:h text:style-name="P3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5"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940450626319945003" text:style-name="L1">
        <text:list-item>
          <text:p text:style-name="P43">A Simple, Easy-to-Understand syntax that is none the less, Expressive and Compact:</text:p>
        </text:list-item>
      </text:list>
      <text:list xml:id="list1089237183503633612" text:style-name="L2">
        <text:list-item>
          <text:list>
            <text:list-item>
              <text:p text:style-name="P44">Source code in fOOrth is free-form with no line oriented limitations or rules.</text:p>
            </text:list-item>
            <text:list-item>
              <text:p text:style-name="P44">Support is given to the easy representation of common literal data such as strings, integers, floating point numbers, rational numbers, and complex numbers.</text:p>
            </text:list-item>
          </text:list>
        </text:list-item>
      </text:list>
      <text:list xml:id="list42694525" text:continue-list="list4940450626319945003" text:style-name="L1">
        <text:list-item>
          <text:p text:style-name="P43">Safe Data and Data Structures:</text:p>
        </text:list-item>
      </text:list>
      <text:list xml:id="list8960434910025771228" text:style-name="L3">
        <text:list-item>
          <text:list>
            <text:list-item>
              <text:p text:style-name="P46">Simple, reliable arithmetic. In fOOrth, integer operations never overflow. Rational <text:soft-page-break/>values can be represented exactly, complex numbers are supported, and conversions between numeric types are simple.</text:p>
            </text:list-item>
            <text:list-item>
              <text:p text:style-name="P46">Strings grow as needed without the need to allocate space or worry about overflow.</text:p>
            </text:list-item>
            <text:list-item>
              <text:p text:style-name="P46">Data containers such as arrays and hashes grow as needed. Out of range subscripts cannot access undefined memory regions. </text:p>
            </text:list-item>
          </text:list>
        </text:list-item>
      </text:list>
      <text:list xml:id="list42713910" text:continue-list="list42694525" text:style-name="L1">
        <text:list-item>
          <text:p text:style-name="P43">Message Passing:</text:p>
        </text:list-item>
      </text:list>
      <text:list xml:id="list4653288228896600732" text:style-name="L4">
        <text:list-item>
          <text:list>
            <text:list-item>
              <text:p text:style-name="P55">In fOOrth all actions take the form of messages sent to a receiver.</text:p>
            </text:list-item>
            <text:list-item>
              <text:p text:style-name="P55">The routing of messages is specified by the exact type of the message.</text:p>
            </text:list-item>
            <text:list-item>
              <text:p text:style-name="P55">Message receivers include data items on the stack as well as the virtual machine object associated with the current thread of execution.</text:p>
            </text:list-item>
            <text:list-item>
              <text:p text:style-name="P55">Messages for which no routing specification can be found, generate an error at compile time.</text:p>
            </text:list-item>
          </text:list>
        </text:list-item>
      </text:list>
      <text:list xml:id="list42708859" text:continue-list="list42713910" text:style-name="L1">
        <text:list-item>
          <text:p text:style-name="P43">Object Oriented Design:</text:p>
        </text:list-item>
      </text:list>
      <text:list xml:id="list4394822291323011129" text:style-name="L5">
        <text:list-item>
          <text:list>
            <text:list-item>
              <text:p text:style-name="P47">Support class based inheritance, with a non-cyclic (single inheritance) tree derived from a common base Object class.</text:p>
            </text:list-item>
            <text:list-item>
              <text:p text:style-name="P56">Support late binding and polymorphism through message interface compatibility or “duck” typing.</text:p>
            </text:list-item>
          </text:list>
        </text:list-item>
      </text:list>
      <text:list xml:id="list42710100" text:continue-list="list42708859" text:style-name="L1">
        <text:list-item>
          <text:p text:style-name="P43">Meta programming: </text:p>
        </text:list-item>
      </text:list>
      <text:list xml:id="list1974865894834660671" text:style-name="L6">
        <text:list-item>
          <text:list>
            <text:list-item>
              <text:p text:style-name="P57">Support extensible language constructs by making the compiler an accessible part of the system.</text:p>
            </text:list-item>
          </text:list>
        </text:list-item>
      </text:list>
      <text:list xml:id="list42721534" text:continue-list="list42710100" text:style-name="L1">
        <text:list-item>
          <text:p text:style-name="P43">Reliability:</text:p>
        </text:list-item>
      </text:list>
      <text:list xml:id="list2305069493039444583" text:style-name="L7">
        <text:list-item>
          <text:list>
            <text:list-item>
              <text:p text:style-name="P58">Errors should be detected as soon as possible. </text:p>
            </text:list-item>
            <text:list-item>
              <text:p text:style-name="P58">Language constructs should not be designed in a way that causes simple coding errors to spin off into infinite loops. </text:p>
            </text:list-item>
          </text:list>
        </text:list-item>
      </text:list>
      <text:list xml:id="list42705100" text:continue-list="list42721534" text:style-name="L1">
        <text:list-item>
          <text:p text:style-name="P48">Building on the host language:</text:p>
        </text:list-item>
      </text:list>
      <text:list xml:id="list5758113874326663749" text:style-name="L8">
        <text:list-item>
          <text:list>
            <text:list-item>
              <text:p text:style-name="P4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06694492"/>Thanks<text:alphabetical-index-mark-end text:id="IMark10669449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146117232758536828" text:style-name="L9">
        <text:list-item>
          <text:p text:style-name="P59">ruby 1.9.3p484 (2013-11-22) [i386-mingw32]</text:p>
        </text:list-item>
        <text:list-item>
          <text:p text:style-name="P59">ruby 2.1.5p273 (2014-11-13 revision 48405) [i386-mingw32]</text:p>
        </text:list-item>
        <text:list-item>
          <text:p text:style-name="P59">Rubinius – to be tested!</text:p>
        </text:list-item>
        <text:list-item>
          <text:p text:style-name="P5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06694492"/>Rake<text:alphabetical-index-mark-end text:id="IMark10669449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6694492"/>Demo.rb<text:alphabetical-index-mark-end text:id="IMark1066944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06669768"/>drop<text:alphabetical-index-mark-end text:id="IMark10666976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06669768"/>dup<text:alphabetical-index-mark-end text:id="IMark10666976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106669768"/>nip<text:alphabetical-index-mark-end text:id="IMark10666976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06669768"/>over<text:alphabetical-index-mark-end text:id="IMark10666976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06669768"/>pick<text:alphabetical-index-mark-end text:id="IMark10666976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06669768"/>swap<text:alphabetical-index-mark-end text:id="IMark10666976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106669768"/>tuck<text:alphabetical-index-mark-end text:id="IMark10666976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94346628321717363" text:style-name="L10">
        <text:list-item>
          <text:p text:style-name="P50">To store return addresses for word calls. In fOOrth this is handled by the Ruby virtual machine.</text:p>
        </text:list-item>
        <text:list-item>
          <text:p text:style-name="P50">To store context for control structures. In fOOrth the context mechanism provides for a far richer and more reliable set of control, compile, and data structures.</text:p>
        </text:list-item>
        <text:list-item>
          <text:p text:style-name="P5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6669048"/>if<text:alphabetical-index-mark-end text:id="IMark10666904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06669048"/>switch<text:alphabetical-index-mark-end text:id="IMark106669048"/> statement</text:h>
      <text:p text:style-name="P3">Now, fOOrth, FORTH and Smalltalk share a shortcoming. They all have difficulty dealing with if then elsif elsif elsif end situations. They tend to cascade many levels of nesting inside the “else” <text:soft-page-break/>clauses. For a real example of this the following code is presented. This ugly_if<text:note text:id="ftn0" text:note-class="footnote"><text:note-citation>15</text:note-citation><text:note-body><text:p text:style-name="Footnote">This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5" text:note-class="footnote"><text:note-citation>16</text:note-citation><text:note-body><text:p text:style-name="Footnote">This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When run (either version)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p text:style-name="P3"/>
      <text:h text:style-name="Heading_20_2" text:outline-level="2">Data Memory</text:h>
      <text:p text:style-name="Text_20_body"/>
      <text:p text:style-name="Text_20_body"><text:soft-page-break/></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06669048"/>Classes<text:alphabetical-index-mark-end text:id="IMark10666904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06669048"/>Inheritance<text:alphabetical-index-mark-end text:id="IMark10666904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06669048"/>Methods<text:alphabetical-index-mark-end text:id="IMark106669048"/></text:h>
      <text:p text:style-name="P3">All code in fOOrth is contained in methods. A method is a fragment of code that an object uses to respond to a message that has been sent to that object. In fOOrth there are three sorts of methods:</text:p>
      <text:list xml:id="list2523554478993458667" text:style-name="L11">
        <text:list-item>
          <text:p text:style-name="P51">Shared: Methods that are common to all instances of the class that contains them.</text:p>
        </text:list-item>
        <text:list-item>
          <text:p text:style-name="P51">Exclusive: Methods that are defined for one and only one object (and all of its clones that are created <text:span text:style-name="T2">after</text:span> the exclusive method is defined.).</text:p>
        </text:list-item>
        <text:list-item>
          <text:p text:style-name="P51">Local: Methods that are created in a context and are accessible only in that context. When the context concludes, these methods are no longer accessible.</text:p>
        </text:list-item>
      </text:list>
      <text:h text:style-name="Heading_20_3" text:outline-level="3"><text:alphabetical-index-mark-start text:id="IMark106669096"/>Late Binding<text:alphabetical-index-mark-end text:id="IMark106669096"/> and <text:alphabetical-index-mark-start text:id="IMark106602168"/>Polymorphism<text:alphabetical-index-mark-end text:id="IMark10660216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06602168"/>Method Mapping<text:alphabetical-index-mark-end text:id="IMark10660216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852926659078614038" text:style-name="L12">
        <text:list-item>
          <text:p text:style-name="P52">The strings used by fOOrth needed to be converted to Ruby symbols to allow code to be executed in Ruby.</text:p>
        </text:list-item>
        <text:list-item>
          <text:p text:style-name="P5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06669096"/>SymbolMap<text:alphabetical-index-mark-end text:id="IMark106669096"/> class. This class creates mappings in one of two ways:</text:p>
      <text:list xml:id="list7801432478384081276" text:style-name="L13">
        <text:list-item>
          <text:p text:style-name="P5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06669096"/>Routing<text:alphabetical-index-mark-end text:id="IMark10666909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845312460042929020" text:style-name="L14">
        <text:list-item>
          <text:p text:style-name="P54">The defining word used to create the method.</text:p>
        </text:list-item>
        <text:list-item>
          <text:p text:style-name="P54">The receiver of the defining word used to create the method.</text:p>
        </text:list-item>
        <text:list-item>
          <text:p text:style-name="P5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06669768"/>:<text:alphabetical-index-mark-end text:id="IMark106669768"/></text:p>
          </table:table-cell>
          <table:table-cell table:style-name="Table9.A2" office:value-type="string">
            <text:p text:style-name="P10">N/A</text:p>
          </table:table-cell>
          <table:table-cell table:style-name="Table9.A2" office:value-type="string">
            <text:p text:style-name="P17">any<text:note text:id="ftn16" text:note-class="footnote"><text:note-citation>17</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7" text:note-class="footnote"><text:note-citation>18</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06669768"/>.:<text:alphabetical-index-mark-end text:id="IMark10666976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18" text:note-class="footnote"><text:note-citation>19</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19" text:note-class="footnote"><text:note-citation>20</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0" text:note-class="footnote"><text:note-citation>21</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1" text:note-class="footnote"><text:note-citation>22</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06669768"/>.::<text:alphabetical-index-mark-end text:id="IMark10666976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06671160"/>do_map_name<text:alphabetical-index-mark-end text:id="IMark10667116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106671160"/>Array<text:alphabetical-index-mark-end text:id="IMark10667116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6671160"/>Class<text:alphabetical-index-mark-end text:id="IMark106671160"/></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6671160"/>Complex<text:alphabetical-index-mark-end text:id="IMark10667116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2" text:note-class="footnote"><text:note-citation>2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3" text:note-class="footnote"><text:note-citation>24</text:note-citation><text:note-body><text:p text:style-name="Footnote">No spaces are permitted within the literal.</text:p></text:note-body></text:note></text:p>
          </table:table-cell>
          <table:table-cell table:style-name="Table5.B1" office:value-type="string">
            <text:p text:style-name="P11">Value<text:note text:id="ftn24" text:note-class="footnote"><text:note-citation>2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06671112"/>.cbrt<text:alphabetical-index-mark-end text:id="IMark106671112"/>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06671016"/>.e**<text:alphabetical-index-mark-end text:id="IMark106671016"/>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06671112"/>.split<text:alphabetical-index-mark-end text:id="IMark106671112"/>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06671016"/>.sqrt<text:alphabetical-index-mark-end text:id="IMark106671016"/>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06671496"/>Exception<text:alphabetical-index-mark-end text:id="IMark106671496"/></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06671496"/>FalseClass<text:alphabetical-index-mark-end text:id="IMark10667149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6671016"/>&amp;&amp;<text:alphabetical-index-mark-end text:id="IMark10667101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6671016"/>^^<text:alphabetical-index-mark-end text:id="IMark10667101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6671016"/>||<text:alphabetical-index-mark-end text:id="IMark10667101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06671496"/>Float<text:alphabetical-index-mark-end text:id="IMark10667149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5" text:note-class="footnote"><text:note-citation>2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6" text:note-class="footnote"><text:note-citation>2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7" text:note-class="footnote"><text:note-citation>28</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6671784"/>Hash<text:alphabetical-index-mark-end text:id="IMark10667178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6671784"/>InStream<text:alphabetical-index-mark-end text:id="IMark10667178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06671784"/>Integer<text:alphabetical-index-mark-end text:id="IMark10667178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8" text:note-class="footnote"><text:note-citation>2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9" text:note-class="footnote"><text:note-citation>3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0" text:note-class="footnote"><text:note-citation>31</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06672072"/><text:alphabetical-index-mark-start text:id="IMark106672024"/>MaxNumeric<text:alphabetical-index-mark-end text:id="IMark106672024"/><text:alphabetical-index-mark-end text:id="IMark10667207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06672072"/><text:alphabetical-index-mark-start text:id="IMark106672024"/>MinNumeric<text:alphabetical-index-mark-end text:id="IMark106672024"/><text:alphabetical-index-mark-end text:id="IMark10667207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06672072"/><text:alphabetical-index-mark-start text:id="IMark106672024"/><text:alphabetical-index-mark-start text:id="IMark106671976"/>NilClass<text:alphabetical-index-mark-end text:id="IMark106671976"/><text:alphabetical-index-mark-end text:id="IMark106672024"/><text:alphabetical-index-mark-end text:id="IMark10667207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6671736"/>&amp;&amp;<text:alphabetical-index-mark-end text:id="IMark10667173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6671736"/>^^<text:alphabetical-index-mark-end text:id="IMark10667173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6671736"/>||<text:alphabetical-index-mark-end text:id="IMark10667173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6672072"/>Numeric<text:alphabetical-index-mark-end text:id="IMark10667207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06672072"/>Object<text:alphabetical-index-mark-end text:id="IMark10667207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6671736"/>&amp;&amp;<text:alphabetical-index-mark-end text:id="IMark10667173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6671736"/>)methods<text:alphabetical-index-mark-end text:id="IMark10667173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6671736"/>.<text:alphabetical-index-mark-end text:id="IMark10667173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6671736"/>.::<text:alphabetical-index-mark-end text:id="IMark10667173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6671736"/>inst:<text:alphabetical-index-mark-end text:id="IMark10667173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6671736"/>local:<text:alphabetical-index-mark-end text:id="IMark10667173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6671736"/>super<text:alphabetical-index-mark-end text:id="IMark10667173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6671736"/>;<text:alphabetical-index-mark-end text:id="IMark10667173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06671736"/>.class<text:alphabetical-index-mark-end text:id="IMark106671736"/>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06671736"/>.clone<text:alphabetical-index-mark-end text:id="IMark10667173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06671736"/>.copy<text:alphabetical-index-mark-end text:id="IMark10667173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06671736"/>.init<text:alphabetical-index-mark-end text:id="IMark10667173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06671736"/>.is_class?<text:alphabetical-index-mark-end text:id="IMark10667173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06671736"/>.name<text:alphabetical-index-mark-end text:id="IMark10667173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06671736"/>.strlen<text:alphabetical-index-mark-end text:id="IMark10667173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06671736"/>.to_f<text:alphabetical-index-mark-end text:id="IMark10667173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06671736"/>.to_f!<text:alphabetical-index-mark-end text:id="IMark10667173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06671736"/>.to_i<text:alphabetical-index-mark-end text:id="IMark10667173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06671736"/>.to_i!<text:alphabetical-index-mark-end text:id="IMark10667173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06671736"/>.to_n<text:alphabetical-index-mark-end text:id="IMark10667173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6671736"/>.to_n!<text:alphabetical-index-mark-end text:id="IMark10667173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99840456"/>.to_r<text:alphabetical-index-mark-end text:id="IMark9984045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99840456"/>.to_r!<text:alphabetical-index-mark-end text:id="IMark9984045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99840456"/>.to_s<text:alphabetical-index-mark-end text:id="IMark9984045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99840456"/>.to_x<text:alphabetical-index-mark-end text:id="IMark9984045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99840456"/>.to_x!<text:alphabetical-index-mark-end text:id="IMark9984045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99840456"/>&lt;&gt;<text:alphabetical-index-mark-end text:id="IMark99840456"/>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99840456"/>=<text:alphabetical-index-mark-end text:id="IMark99840456"/>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99840456"/>^^<text:alphabetical-index-mark-end text:id="IMark9984045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99840456"/>distinct?<text:alphabetical-index-mark-end text:id="IMark9984045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06575188"/>identical?<text:alphabetical-index-mark-end text:id="IMark10657518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06575188"/>max<text:alphabetical-index-mark-end text:id="IMark10657518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06575188"/>min<text:alphabetical-index-mark-end text:id="IMark10657518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06575188"/>nil&lt;&gt;<text:alphabetical-index-mark-end text:id="IMark10657518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06575188"/>nil=<text:alphabetical-index-mark-end text:id="IMark10657518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06575188"/>not<text:alphabetical-index-mark-end text:id="IMark10657518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06575188"/>||<text:alphabetical-index-mark-end text:id="IMark10657518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6672072"/>OutStream<text:alphabetical-index-mark-end text:id="IMark10667207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06672072"/>Procedure<text:alphabetical-index-mark-end text:id="IMark10667207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6672072"/>Queue<text:alphabetical-index-mark-end text:id="IMark10667207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06672072"/>Rational<text:alphabetical-index-mark-end text:id="IMark10667207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1" text:note-class="footnote"><text:note-citation>32</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2" text:note-class="footnote"><text:note-citation>33</text:note-citation><text:note-body><text:p text:style-name="Footnote">No spaces are permitted within the literal.</text:p></text:note-body></text:note></text:p>
          </table:table-cell>
          <table:table-cell table:style-name="Table6.B1" office:value-type="string">
            <text:p text:style-name="P11">Value<text:note text:id="ftn33" text:note-class="footnote"><text:note-citation>3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6671928"/>.split<text:alphabetical-index-mark-end text:id="IMark1066719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6692908"/>Stack<text:alphabetical-index-mark-end text:id="IMark10669290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06692908"/>String<text:alphabetical-index-mark-end text:id="IMark10669290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06692908"/>Thread<text:alphabetical-index-mark-end text:id="IMark10669290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6692908"/><text:alphabetical-index-mark-start text:id="IMark106692860"/><text:alphabetical-index-mark-start text:id="IMark106692812"/>TrueClass<text:alphabetical-index-mark-end text:id="IMark106692812"/><text:alphabetical-index-mark-end text:id="IMark106692860"/><text:alphabetical-index-mark-end text:id="IMark10669290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06692908"/>VirtualMachine<text:alphabetical-index-mark-end text:id="IMark10669290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6692908"/>Commands<text:alphabetical-index-mark-end text:id="IMark10669290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4" text:note-class="footnote"><text:note-citation>35</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1">A</text:p>
          <text:p text:style-name="P40">Array<text:tab/>30</text:p>
          <text:p text:style-name="P41">C</text:p>
          <text:p text:style-name="P40">Class<text:tab/>31</text:p>
          <text:p text:style-name="P40">Classes<text:tab/>23</text:p>
          <text:p text:style-name="P40">Commands<text:tab/>67</text:p>
          <text:p text:style-name="P40">Complex<text:tab/>32</text:p>
          <text:p text:style-name="P41">D</text:p>
          <text:p text:style-name="P40">Demo.rb<text:tab/>11</text:p>
          <text:p text:style-name="P40">distinct?<text:tab/>53</text:p>
          <text:p text:style-name="P40">do_map_name<text:tab/>27</text:p>
          <text:p text:style-name="P40">drop<text:tab/>18</text:p>
          <text:p text:style-name="P40">dup<text:tab/>18</text:p>
          <text:p text:style-name="P41">E</text:p>
          <text:p text:style-name="P40">Exception<text:tab/>34</text:p>
          <text:p text:style-name="P41">F</text:p>
          <text:p text:style-name="P40">FalseClass<text:tab/>35</text:p>
          <text:p text:style-name="P40">Float<text:tab/>37</text:p>
          <text:p text:style-name="P41">H</text:p>
          <text:p text:style-name="P40">Hash<text:tab/>38</text:p>
          <text:p text:style-name="P41">I</text:p>
          <text:p text:style-name="P40">identical?<text:tab/>54</text:p>
          <text:p text:style-name="P40">if<text:tab/>20</text:p>
          <text:p text:style-name="P40">Inheritance<text:tab/>24</text:p>
          <text:p text:style-name="P40">inst:<text:tab/>47</text:p>
          <text:p text:style-name="P40">InStream<text:tab/>39</text:p>
          <text:p text:style-name="P40">Integer<text:tab/>40</text:p>
          <text:p text:style-name="P41">L</text:p>
          <text:p text:style-name="P40">Late Binding<text:tab/>24</text:p>
          <text:p text:style-name="P40">local:<text:tab/>47</text:p>
          <text:p text:style-name="P41">M</text:p>
          <text:p text:style-name="P40">max<text:tab/>54</text:p>
          <text:p text:style-name="P40">MaxNumeric<text:tab/>42</text:p>
          <text:p text:style-name="P40">Method Mapping<text:tab/>25</text:p>
          <text:p text:style-name="P40">Methods<text:tab/>24</text:p>
          <text:p text:style-name="P40">min<text:tab/>54</text:p>
          <text:p text:style-name="P40">MinNumeric<text:tab/>43</text:p>
          <text:p text:style-name="P41">N</text:p>
          <text:p text:style-name="P40">nil&lt;&gt;<text:tab/>55</text:p>
          <text:p text:style-name="P40">nil=<text:tab/>55</text:p>
          <text:p text:style-name="P40">NilClass<text:tab/>44</text:p>
          <text:p text:style-name="P40">nip<text:tab/>18</text:p>
          <text:p text:style-name="P40">not<text:tab/>55</text:p>
          <text:p text:style-name="P40">Numeric<text:tab/>45</text:p>
          <text:p text:style-name="P41">O</text:p>
          <text:p text:style-name="P40">Object<text:tab/>46</text:p>
          <text:p text:style-name="P40">OutStream<text:tab/>56</text:p>
          <text:p text:style-name="P40">over<text:tab/>18</text:p>
          <text:p text:style-name="P41">P</text:p>
          <text:p text:style-name="P40">pick<text:tab/>18</text:p>
          <text:p text:style-name="P40">Polymorphism<text:tab/>24</text:p>
          <text:p text:style-name="P40">Procedure<text:tab/>57</text:p>
          <text:p text:style-name="P41">Q</text:p>
          <text:p text:style-name="P40">Queue<text:tab/>58</text:p>
          <text:p text:style-name="P41">R</text:p>
          <text:p text:style-name="P40">Rake<text:tab/>11</text:p>
          <text:p text:style-name="P40">Rational<text:tab/>59</text:p>
          <text:p text:style-name="P40">Routing<text:tab/>26</text:p>
          <text:p text:style-name="P41">S</text:p>
          <text:p text:style-name="P40">Stack<text:tab/>61</text:p>
          <text:p text:style-name="P40">String<text:tab/>62</text:p>
          <text:p text:style-name="P40">super<text:tab/>47</text:p>
          <text:p text:style-name="P40">swap<text:tab/>19</text:p>
          <text:p text:style-name="P40">switch<text:tab/>20</text:p>
          <text:p text:style-name="P40">SymbolMap<text:tab/>25</text:p>
          <text:p text:style-name="P41">T</text:p>
          <text:p text:style-name="P40">Thanks<text:tab/>9</text:p>
          <text:p text:style-name="P40">Thread<text:tab/>63</text:p>
          <text:p text:style-name="P40">TrueClass<text:tab/>64</text:p>
          <text:p text:style-name="P40">tuck<text:tab/>19</text:p>
          <text:p text:style-name="P41">V</text:p>
          <text:p text:style-name="P40">VirtualMachine<text:tab/>65</text:p>
          <text:p text:style-name="P41">^</text:p>
          <text:p text:style-name="P40">^^<text:tab/>35, 44, 53</text:p>
          <text:p text:style-name="P41">;</text:p>
          <text:p text:style-name="P40">;<text:tab/>47</text:p>
          <text:p text:style-name="P41">:</text:p>
          <text:p text:style-name="P40">:<text:tab/>26</text:p>
          <text:p text:style-name="P41">.</text:p>
          <text:p text:style-name="P40">.<text:tab/>46</text:p>
          <text:p text:style-name="P40">.:<text:tab/>26</text:p>
          <text:p text:style-name="P40">.::<text:tab/>26, 47</text:p>
          <text:p text:style-name="P40">.cbrt<text:tab/>33</text:p>
          <text:p text:style-name="P40">.class<text:tab/>47</text:p>
          <text:p text:style-name="P40">.clone<text:tab/>48</text:p>
          <text:p text:style-name="P40">.copy<text:tab/>48</text:p>
          <text:p text:style-name="P40">.e**<text:tab/>33</text:p>
          <text:p text:style-name="P40">.init<text:tab/>48</text:p>
          <text:p text:style-name="P40">.is_class?<text:tab/>48</text:p>
          <text:p text:style-name="P40">.name<text:tab/>49</text:p>
          <text:p text:style-name="P40">.split<text:tab/>33, 59</text:p>
          <text:p text:style-name="P40">.sqrt<text:tab/>33</text:p>
          <text:p text:style-name="P40">.strlen<text:tab/>49</text:p>
          <text:p text:style-name="P40">.to_f<text:tab/>49</text:p>
          <text:p text:style-name="P40">.to_f!<text:tab/>50</text:p>
          <text:p text:style-name="P40">.to_i<text:tab/>50</text:p>
          <text:p text:style-name="P40">.to_i!<text:tab/>50</text:p>
          <text:p text:style-name="P40">.to_n<text:tab/>50</text:p>
          <text:p text:style-name="P40">.to_n!<text:tab/>51</text:p>
          <text:p text:style-name="P40">.to_r<text:tab/>51</text:p>
          <text:p text:style-name="P40">.to_r!<text:tab/>52</text:p>
          <text:p text:style-name="P40">.to_s<text:tab/>52</text:p>
          <text:p text:style-name="P40">.to_x<text:tab/>52</text:p>
          <text:p text:style-name="P40">.to_x!<text:tab/>53</text:p>
          <text:p text:style-name="P41">)</text:p>
          <text:p text:style-name="P40">)methods<text:tab/>46</text:p>
          <text:p text:style-name="P41">&amp;</text:p>
          <text:p text:style-name="P40">&amp;&amp;<text:tab/>35, 44, 46</text:p>
          <text:p text:style-name="P41">&lt;</text:p>
          <text:p text:style-name="P40">&lt;&gt;<text:tab/>53</text:p>
          <text:p text:style-name="P41">=</text:p>
          <text:p text:style-name="P40">=<text:tab/>53</text:p>
          <text:p text:style-name="P41">|</text:p>
          <text:p text:style-name="P40">||<text:tab/>35, 44, 55</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0</text:page-number> of <text:page-count>7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4M46S</meta:editing-duration>
    <meta:editing-cycles>1068</meta:editing-cycles>
    <meta:generator>OpenOffice/4.1.1$Win32 OpenOffice.org_project/411m6$Build-9775</meta:generator>
    <dc:date>2015-02-11T22:54:28.09</dc:date>
    <dc:creator>Peter Camilleri</dc:creator>
    <meta:printed-by>Peter Camilleri</meta:printed-by>
    <meta:print-date>2015-02-10T10:49:15.76</meta:print-date>
    <meta:document-statistic meta:table-count="55" meta:image-count="0" meta:object-count="0" meta:page-count="73" meta:paragraph-count="1714" meta:word-count="10657" meta:character-count="65833"/>
    <meta:template xlink:type="simple" xlink:actuate="onRequest" xlink:title="MyDefault" xlink:href="../../../../OpenOffice.org/3/user/template/MyDefault.ott" meta:date="2014-06-26T22:09:00.24"/>
  </office:meta>
</office:document-meta>
</file>